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layer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13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Monaco" fo:font-size="11pt" style:font-size-asian="11pt" style:font-size-complex="11pt"/>
    </style:style>
    <style:style style:name="ce2" style:family="table-cell" style:parent-style-name="Default">
      <style:text-properties style:font-name="Monaco"/>
    </style:style>
  </office:automatic-styles>
  <office:body>
    <office:spreadsheet>
      <table:content-validations>
        <table:content-validation table:name="val1" table:condition="of:cell-content-is-in-list(abbr)" table:allow-empty-cell="true" table:display-list="unsorted" table:base-cell-address="species.B1157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species.B2011">
          <table:error-message table:message-type="stop" table:display="true"/>
        </table:content-validation>
      </table:content-validations>
      <table:table table:name="species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abbr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vouche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isto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bryo und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uc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coro va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juni sab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1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dian cart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juni sab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2</text:p>
          </table:table-cell>
          <table:table-cell office:value-type="string" calcext:value-type="string">
            <text:p>bryo und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vouc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03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3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3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3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3</text:p>
          </table:table-cell>
          <table:table-cell office:value-type="string" calcext:value-type="string">
            <text:p>juni sab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3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3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3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3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3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3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3</text:p>
          </table:table-cell>
          <table:table-cell office:value-type="string" calcext:value-type="string">
            <text:p>bryo unde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vouch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care muc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hipp co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juni sab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4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dian cart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hier bup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juni sabi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5</text:p>
          </table:table-cell>
          <table:table-cell office:value-type="string" calcext:value-type="string">
            <text:p>schi spec ie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f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hier bup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cf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juni sabi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apos fo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aspl tric pac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dryo f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. seri Glandulo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7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gymn cono c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8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coto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dant dec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mela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R. seri Glandulo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0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care hum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coto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prun avi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lari deci deci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0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arab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2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dian cart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014-0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1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aspl tric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eph da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lili m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viol re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oto tom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mal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4-02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2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014-02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alli cari c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arab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coro va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dian cart car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gymn cono c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rhin g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teuc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viol py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2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viol r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14-0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3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brac pin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eph dam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prun avi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prun aviu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4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fest amet ame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rosa ell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3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014-03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5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oto div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rosa mic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vero cham mi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4-03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juni comm com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6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prun avi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v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prun aviu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prun aviu s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7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arab are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brom ben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lin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3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euon eur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8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amp pe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juni comm com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rubu ida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4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19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arab hir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aspl tric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4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amp rotu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digi gra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inul cony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knau max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phyt or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pimp majo maj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rosa arv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2014-04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viol hi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viol riv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lem vit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crat mon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ulmu glab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0</text:p>
          </table:table-cell>
          <table:table-cell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juni sa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poa ne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1</text:p>
          </table:table-cell>
          <table:table-cell table:content-validation-name="val1" office:value-type="string" calcext:value-type="string">
            <text:p>cent scab sc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juni sa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prun aviu s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euon eur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arab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dian cart ca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leon inc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hier bup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coro va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rhyt rugo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2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style-name="Default" office:value-type="string" calcext:value-type="string">
            <text:p>rham cath</text:p>
          </table:table-cell>
          <table:table-cell table:content-validation-name="val1"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style-name="Default" office:value-type="string" calcext:value-type="string">
            <text:p>rham cath</text:p>
          </table:table-cell>
          <table:table-cell table:content-validation-name="val1"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gali tru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oro va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rubu ca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table:formula="of:=+[.D1296]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3</text:p>
          </table:table-cell>
          <table:table-cell table:content-validation-name="val1" office:value-type="string" calcext:value-type="string">
            <text:p>rhyt rug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uch stehendes Totholz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Wipfel abgestorb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rosa vi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popu trem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rubu ca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gali luc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rubu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oro vag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call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4</text:p>
          </table:table-cell>
          <table:table-cell table:content-validation-name="val1" office:value-type="string" calcext:value-type="string">
            <text:p>rhyt rugo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sorb aucu auc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orn sang s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rat mon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oto tom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onv maja maj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hier sa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moli caer aggr</text:p>
          </table:table-cell>
          <table:table-cell office:value-type="string" calcext:value-type="string">
            <text:p>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. arundinace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rubu sect ru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gali m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vacc myr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5</text:p>
          </table:table-cell>
          <table:table-cell table:content-validation-name="val1" office:value-type="string" calcext:value-type="string">
            <text:p>tort tor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rosa ca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rosa pen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pote ca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6</text:p>
          </table:table-cell>
          <table:table-cell table:content-validation-name="val1"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tili ×vul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samb nig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ulmu glab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gale fla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gera rob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camp rapu rap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merc per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gali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lase lati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salv glu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neck cris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7</text:p>
          </table:table-cell>
          <table:table-cell table:content-validation-name="val1" office:value-type="string" calcext:value-type="string">
            <text:p>cten moll slat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vibu la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vibu lant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abie alba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daph mez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quer ro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aspl tric quad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care b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lact mur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camp tr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epip hell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poly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moeh mu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8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tl1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amel oval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rham cath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berb vulg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eric carn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rosa el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5-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fran alnu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tili plat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2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taxu bacc</text:p>
          </table:table-cell>
          <table:table-cell office:value-type="string" calcext:value-type="string">
            <text:p>tl2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sesl caer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clin alpi alp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glob cord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card defl viri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gali anis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teuc mont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anth ramo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ori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thal minu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viol col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buph sa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style-name="Default" office:value-type="string" calcext:value-type="string">
            <text:p>orob reti s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alli lus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meli ci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care orni orn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poly odo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sedu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hype perf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sile vulg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poa com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epip at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hier bif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sile nuta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aspl r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frag ves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kern sax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coro va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poly cham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euph cyp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29</text:p>
          </table:table-cell>
          <table:table-cell table:content-validation-name="val1" office:value-type="string" calcext:value-type="string">
            <text:p>gali alb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cory ave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hede hel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fagu sylv</text:p>
          </table:table-cell>
          <table:table-cell office:value-type="string" calcext:value-type="string">
            <text:p>tl2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acer pseu</text:p>
          </table:table-cell>
          <table:table-cell office:value-type="string" calcext:value-type="string">
            <text:p>tl1</text:p>
          </table:table-cell>
          <table:table-cell office:value-type="string" calcext:value-type="string">
            <text:p>2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euon e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loni xylo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acer pla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sorb aria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ligu vul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hipp emer eme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pice abi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euon lat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frax exc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clem vi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vibu opul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hell nige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care alba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ceph lon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hepa nob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hier muro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soli virg virg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card bulb</text:p>
          </table:table-cell>
          <table:table-cell office:value-type="string" calcext:value-type="string">
            <text:p>hl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care dig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vinc hiru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ajug rep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pren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phyt spi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meli nuta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ceph rub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vale tri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cala vari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cycl purp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gale mont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f.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card enne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care flac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+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30</text:p>
          </table:table-cell>
          <table:table-cell table:content-validation-name="val1" office:value-type="string" calcext:value-type="string">
            <text:p>brac sylv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</text:p>
          </table:table-cell>
          <table:table-cell table:number-columns-repeated="1020"/>
        </table:table-row>
        <table:table-row table:style-name="ro1" table:number-rows-repeated="21">
          <table:table-cell/>
          <table:table-cell table:content-validation-name="val1"/>
          <table:table-cell table:number-columns-repeated="1022"/>
        </table:table-row>
        <table:table-row table:style-name="ro1" table:number-rows-repeated="39">
          <table:table-cell/>
          <table:table-cell table:content-validation-name="val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226">
          <table:table-cell/>
          <table:table-cell table:content-validation-name="val2"/>
          <table:table-cell table:number-columns-repeated="1022"/>
        </table:table-row>
        <table:table-row table:style-name="ro1" table:number-rows-repeated="1046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xonomy" table:style-name="ta1">
        <table:table-column table:style-name="co1" table:number-columns-repeated="1024" table:default-cell-style-name="ce2"/>
        <table:table-row table:style-name="ro3">
          <table:table-cell table:style-name="Default" office:value-type="string" calcext:value-type="string">
            <text:p>abie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bie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bie no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but the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ae in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er ca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er gi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er ne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er p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er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er sa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at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c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cl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c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d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f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la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m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mill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mill su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mo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nob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oxy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pa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pt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ro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se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i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hn ca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ant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×c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dege p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lyco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lyco ly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lyco vul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nap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nape fo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nape lo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nape na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p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pl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taur ta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var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vari nas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n vari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or ca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ta sp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ti de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den al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den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den l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don aest ae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don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don fl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don m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don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dox mo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ego pod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esc hip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eth cyna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eth cyna cy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eth cyna e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ëth saxa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as fo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er ho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i eupa eu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i p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ag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c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ca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gig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gith git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rupe ru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sc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sch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sto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ro vi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ila al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ira car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ira ele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ira p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jug ch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jug ge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jug py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jug r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jug ×hy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e ro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ac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an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co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co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cr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cu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cy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de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eff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ex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fili f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fi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f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gl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hop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im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in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li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long 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long tu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mi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m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ni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ob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oth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p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p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pl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ra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re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sect al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sect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sect co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sect pl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se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st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sub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un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ve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ch xa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dr ve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is gr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is la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is pl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is sub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ampe po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at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cari c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cepa as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cepa ce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f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f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lu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ol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pe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ro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scho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scho sch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sc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sp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sub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ursi ur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vict vi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i vi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nu alno al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nu co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nu gl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nu in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op aeq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op ge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op my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op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th ca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th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ys aly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ys de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ys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ys m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ys repe t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r al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r blit bli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r blit em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r cau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r cru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r g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r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r hy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r powe bo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r powe pow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r r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r vi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br ar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br ps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br tr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el la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el ova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el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mi maj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mo a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or fr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ac cori co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ac mori mo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ac palu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ac py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ag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ag foe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ag te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ap ma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ch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ch az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ch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dr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dr ch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dr ha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dr he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dr el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dr la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dr ob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dr po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dr s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dr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dr wul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em bal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em bl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em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em nar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em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em ra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em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em trif tr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et gr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ge ar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ge sylv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ge sylv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ge sylv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e ca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e dio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a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arve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ca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cere c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cere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co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l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mont as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mont fa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ni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od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odor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ra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rut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ti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vuln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vuln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vuln ca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vuln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vuln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i maj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per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per spic v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pha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pha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piu grav ra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pos foe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qui at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qui ei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qui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qui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alp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alpi ca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a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au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be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ca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h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hirs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p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sa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soy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soye sub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st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su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b tha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al sp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ct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ct lap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ct mi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ct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ct p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ct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ct t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ct uv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em agri ag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en bi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en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en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en l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en ma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en se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en sep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en te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is cle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me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me el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mo r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ni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no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rh e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ab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ab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ca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d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e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ge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m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p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sco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ver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e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um cy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um ma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un dio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ar eu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ar euro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ar euro ca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ar euro eu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cl sy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a offi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e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e cy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e ne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e p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e ti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ad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ad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cu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fi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f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le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ru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scol sco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seel se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sept s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tric ha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tric pa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tric qua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tric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tric t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pl vi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e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e am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i ja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alp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as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aust ac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aust al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ci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d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frig fr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gly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maj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majo inv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majo maj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majo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no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ono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pe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str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ha cre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hy d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hy f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oc ar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oc ru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ri ho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ri lit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ri m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ri ob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ri pa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ri pr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ri sa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ri ta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ro be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ubr de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uri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adsu ads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adsu au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ads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br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fa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flex flex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nud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p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sati c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sati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ster lud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ven ve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ll nigr me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ll nigr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ll nig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vulg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vulg ar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vulg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t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ss pr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ss scop de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ss scop sco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go semp cu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ll mi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ll p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rb ju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rb th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rb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rg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rt in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ru er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ta vulg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to alo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to offi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tu h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tu n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tu pe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tu pub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tu pube ca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tu pube p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etu xa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de c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de fer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de fr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de ra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de trip tri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de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fo ra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sc laev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sc laev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sc laev k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sc laev la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lec sp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lys co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olb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olb mari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ora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oth is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otr lu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otr ma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otr mu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otr vi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pi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pinn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ru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s ju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s napu nap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s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s ol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s ra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y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iz me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arve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be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c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comm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comm co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comm de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di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er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gr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hord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hord bi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hord ho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hord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hord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in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in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ja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le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pu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race lu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race ra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ra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se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s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st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m te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un ma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o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o dio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dd da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gl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gl incr lei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gl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ni er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ni or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ph sa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pl falc fa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pl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pl ra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pl ro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to um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xu se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a ar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a ca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a ep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a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a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a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d pa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e ir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e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ane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ch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cop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co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ham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he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ob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palu a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palu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palu c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p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sta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t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y se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e aly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e mic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e micr m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e micr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e sati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e sati zi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e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barb ba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beck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ca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ce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ce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co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g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glo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me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mo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pa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patu jah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patu pa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pe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po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po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pu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py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rap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rapu rap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rho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ro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rotu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sch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si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sp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tat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tatr ta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tatr m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tatr su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thy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thyr ca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thyr thy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t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wi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nn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ps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ps bu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ac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ama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amar am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amar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amar opiz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bul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cras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cras cra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cras gl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cris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defl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defl su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defl tri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defl vi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d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en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flex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ham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im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mat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nuta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nuta nu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nuta p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pa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pers pe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prat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re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riv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tr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d ud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acut 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acut rm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app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at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at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atra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at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bi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bi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boh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b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briz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br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brun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brun br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buek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bux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cane ca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car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ce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ch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curv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curv cu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curv ro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da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di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di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dio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d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dist d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di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div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ech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e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×cok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el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e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fe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fi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fl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flav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flav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flav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flav f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fr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fu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h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ha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he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hi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ho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ho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×x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×l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×f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h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la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lasi la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le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le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li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li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m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me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mi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m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mu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muri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muri ss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oe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or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orn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orni el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orni or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otr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ani p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a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a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au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e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e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i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ilu pi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u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pu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ra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remo r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ri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ro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ru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se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semp se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semp tat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sp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sten st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su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t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t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um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ve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vulp ide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e vulp i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l aca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l acau ac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l acau ca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l bieb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l bieb bie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l bieb br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l vulg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l vulg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p be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p c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t ti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ru ca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st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ta a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ta big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uc plat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uc plat mu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uc plat p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ca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dif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eryt ery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jac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jace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jace ja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jace ma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jace subj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lit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nigr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p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r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scab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scab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scab ba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scab sc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sol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sto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stoe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nt stoe sto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da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gig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r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alp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alp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arv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arve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arve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brac b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cari c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ce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eri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clav c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de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d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fa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f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glo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gl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ho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lu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pe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pumi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semi se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subm sub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te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t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un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i mino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v ri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e aro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e au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e bul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e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e sp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e su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e tem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e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m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m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m hirs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m hirs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m hirs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m law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m no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m pi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m r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m su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r ru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r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l maj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alb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albu al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albu bo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albu pe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berl zs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bonu hen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ch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fici fi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fo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gl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m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op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pro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r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stri ct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stri or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su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ur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vi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en vu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im um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lo st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on ch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on ju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ry al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ry op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ch en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ch int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cu vi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c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c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c lute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ac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ca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ca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di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erio eri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e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he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ol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pa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riv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sp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s ×o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tr l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m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r u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y per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em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ei se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em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em or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em re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em vi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eo sp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in ac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in alp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in fo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in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in m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in ne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in vulg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ch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ch py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el vi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lc au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lu arb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ma na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ma te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ma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mm co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ni ma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ni ta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nr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nr or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ns aj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ns hi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ns rega reg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nv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nv maja maj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a tr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e la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e ti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i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i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n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n ma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n sang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n sang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n sang hu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n sang sa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n se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o co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o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o va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r lit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y av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y ca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y ca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y co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y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y max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y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y so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y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sm bi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to bu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to da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to di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to di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to ho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to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to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to su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to t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to wa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at he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at laev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at laev la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at ma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at me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at mo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at rhip li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at rhip rhi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at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aure au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bi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con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foet foe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foet rho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fro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jacq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jacq jacq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jacq k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moll m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moll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moll su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ni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p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p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p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py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set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te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te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ep vesi ta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oc al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oc c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oc f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oc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oc to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oc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uc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uc la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uc pe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yp ac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yp alo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yp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ucu me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ucu pe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ucu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usc ca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usc ep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usc epit epi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usc eu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usc lup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usc su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an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an se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an tri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cl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do ob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mb m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no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no da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no ech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no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pe es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pe f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pe fu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pe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pe mi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pr ca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st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st dick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st fra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st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ti nigr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ti p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ti scop sco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cru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cu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glom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glom glo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inca in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inca och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inca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is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lap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mac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maja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maja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maja br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maja maj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sam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ct tr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nt dec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nt decu de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ph cne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ph la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ph mez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ph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si fr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tu in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tu st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tu wr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uc caro ca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auc la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ant decu de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lp cu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lp elat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lp elat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lp elat sti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lp oxy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sc ce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sc sop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ut sc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a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arme ar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ba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cart ca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cart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cart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cart va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c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de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gl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g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plum bl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plum hop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plum lum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plum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mo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p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st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supe su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supe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an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e fo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t al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gi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gi is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gi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gi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gi sang pe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gi sang sa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h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h comp co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h iss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h oe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h t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h ze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l er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l m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l te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s fu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s la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s pi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s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tt gr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o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o clus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o clus cl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o clus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o glac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o glac ca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o glac gl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o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o or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o pa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y ge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y he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ory pent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aizo aiz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aizo zmu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aizo beck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aizo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bo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d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fla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m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pa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p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sa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s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st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t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vern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ab ×s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os ang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os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os ×ob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os ro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os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a oct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m ru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o affi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o bo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o cam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o ca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o ×ul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o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o di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o ex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o f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o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o r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yo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ysp am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ysp bo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ysp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ysp sch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crus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crus cr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crus spi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es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exa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fr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ita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lo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ma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mu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pl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sp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chi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at he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at hyd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at tr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ea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eo ac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eo mami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eo mami ma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eo ov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eo pal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eo palu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eo palu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eo qu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eo un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od c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od nut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sh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ym c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ym c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ym hisp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ym hisp ba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ym hisp hi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ym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yt ae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yt ath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yt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yt lax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yt re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lyt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mpe he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mpe nigr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mpe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al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ana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cili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c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dod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la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n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nu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ob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pa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ro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tet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tetr lam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l tetr t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m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p aph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p at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p bug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p hell at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p hell he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p hell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p l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p m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p mu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p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p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pip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qui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qui flu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qui hye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qui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qui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qui ra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qui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qui tel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qui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ag al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ag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ag mu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ag pi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ag t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ag vi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an hye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ec hi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c ca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c t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acri ac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acri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acri ma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acri se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acr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annu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annu s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ann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annu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at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c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glab ca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glab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hu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ka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negl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negl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negl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poly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sch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g un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n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o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o g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o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o sch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o va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it na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od ci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od mo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uc g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uc na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uc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uc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n ca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n pl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s ca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s chei id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s chei 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s cre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s dif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s diff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s ma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s od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s re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s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s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s vi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sch ca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on eu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on fo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on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on ve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a ca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amyg amy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cu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cy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d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dulc d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dulc in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es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ex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fa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gl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he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h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k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lat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ma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ma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m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my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nemo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nu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offi pi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offi ro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off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pep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pit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p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pr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rbia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sa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sali ol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se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se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asia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stri c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stri oro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ta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ve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ph vi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th gr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ago es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ago ta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agu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agu sylv at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alc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all boh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all con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all du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all ja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all sa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all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al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amet ame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ap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arun ar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arun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arun ue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br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ci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dry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f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gig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gu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h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hall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hete al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hete yl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nigr ca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nigr ce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no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ov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ovi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p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pi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prat ap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prat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prat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pseu d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pseu vi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pulc j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pulc p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pulc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r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rubr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rubr ju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rubr r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rub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rupi co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rupi ri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st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str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stri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stri s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stri t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su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t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va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va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vale ss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var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vers b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vers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est vi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ca ca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ca vern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cu c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la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la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la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la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li ul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li ulma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li ulma ul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li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oen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ors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ors su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our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ag an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ag mo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ag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ag ve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ag vi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ag viri vi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an al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ax ex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ax or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ax pe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it me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uma cap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uma offi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uma offi wi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uma pa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uma p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uma sch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uma va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ge boh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ge bohe boh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ge bohe sax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ge lio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ge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ge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ge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ge pu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ge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a l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a ni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ar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bi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f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lad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olon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pube p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se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psis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spec ios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e t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al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alb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an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ap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a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bo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el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gl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lu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meg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me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m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moll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no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od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palu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pal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palu t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p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pa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p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pusi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pyc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ri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ro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sp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su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sylv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t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tr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ul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val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ve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ver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li wi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aza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i ang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i ge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i pi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i sa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i ti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ac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am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an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asc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as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germ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lute ta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ba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bava su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b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clus cl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cr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ni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or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pa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pn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prae boh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pr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pu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rh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u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nt vern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co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di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lu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ma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mag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m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phae li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phae ph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pha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pu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py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ro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ro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sa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si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ra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um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um r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um ri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eum ur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ad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ad im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ad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au f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eb co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eb se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ec hede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ec he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ec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ob bis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ob co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ob nu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yc dec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yc flu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yc max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yc max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yc no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lyc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nap hop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nap no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nap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nap su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nap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nap ul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ood re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rat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roe de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uiz aby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ymn cono co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ymn cono de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ymn cono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ymn dry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ymn od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ymn ro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yps ac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yps m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yps re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ack de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acq epi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de he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dy hedy hed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alpe car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a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ca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eu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heli sc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lae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m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numm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numm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numm nu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numm ob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numm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par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pa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pusi pu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pusi pu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i t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l du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l foe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l ni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l or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l vi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m ech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lo re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me fu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me l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pa no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ra aust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ra ma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ra spho ele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ra spho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ra spho sph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rm mo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rn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rn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sp matr ma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sp t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bi sy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bi tri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amp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ap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ari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aro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ar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at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a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bau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benz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bi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bo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b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br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bup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caes i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caes os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ca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ch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ch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co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cot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cyd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cy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de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d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dia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d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d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ech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eu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f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flag er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flag la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fl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fu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gl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glau c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glau in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glo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hop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h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in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j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kalk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ko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la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la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la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l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le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ma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ma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ma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mu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neo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no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ob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od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ol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oxy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a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ilo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ilo el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ilo id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ilo in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ilo or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ilo s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orr ct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orr li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rae lt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rae re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re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p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ra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ra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r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ro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a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c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chm co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ch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c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c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p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p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p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to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sul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te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tep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um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um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val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va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vi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w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ziz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er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ma hirc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pp co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pp emer em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pp rham flu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pp rham rh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pp rham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pp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irs in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lc l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lc m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lo um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ma pube la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ma pube p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ma pub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mo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mo di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mo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no bo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no nu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rd d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rd eu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rd ju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rd muri mu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rd se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rd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rm py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rn alp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rn alpi br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rn alp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rn p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st cv fo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st la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tt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ut co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umu lup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umu sc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upe se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ac or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dr ma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dr mors r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lo max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lo sp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lo te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os ni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e d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e elo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e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e h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e ma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e macu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e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e per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e p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e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e t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o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o hy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o ma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o mo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o ra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o un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ss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ber am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ber se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ber um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lex aqu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lle v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mpa bal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mpa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mpa gl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mpa no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mpa pa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nul bri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nul con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nul en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nul ge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nul he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nul hi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nul ocul ch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nul sali sa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pom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ris ge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ris gr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ris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ris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ris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ris sam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ris si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ris sp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ris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sat ti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soe la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sol flu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sol se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sop tha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va xa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asi mont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ovi glob a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ovi glob glo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ovi glob hi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ovi glob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gl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gl re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ar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×m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ac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alp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ar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big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buf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bul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ca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co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c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eff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en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f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in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jacq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mi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mo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r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sp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s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sub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te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te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tr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c trig tr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i comm co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i comm n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i comm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i sa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i ta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ri m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alm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ern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err ja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ick elat e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ick sp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nau arve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nau arve pa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nau arv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nau arve slat fel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nau dry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nau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nau max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obr my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obr si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oel ma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oel pyra p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oel pyra py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olk am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ras ce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bu ana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ct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ct m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ct p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ct qu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ct sa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ct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ct se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ct vi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mi al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mi amp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mi ma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mi or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mi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mp sp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ph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pp s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ps comm co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ps comm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ps comm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ri deci de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se ar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se lat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se lati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se lati as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se pr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se sile si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se tr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ap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laev la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laev oc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laev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l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ni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pa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prat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squa s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squa ta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t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th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va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va th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va tri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er oryz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go spec ve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mn gib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mn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mn mi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mn t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mn tu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ns cu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on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on card ca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on card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on hisp d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on hisp hi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on hisp hy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on hisp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on hisp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on in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on ma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on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i ca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i de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i did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i dr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i neg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i per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i ru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i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i vi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y ho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ae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at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adus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adus ad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adus ma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gau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h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ir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maxi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maxi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vulg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vi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ym a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gu ova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gu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li bulb bul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li bulb c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li bulb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li ca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li ma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mn dou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mo ab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mo a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a alp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a alpi p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a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a bipa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a ca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a dal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a ge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a re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a si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a su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a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d p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n bo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u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u aust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u cat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u f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u hirs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u p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u te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u usi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nu vi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pa lo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st co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st ov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th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loy se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be er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bu m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is p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li mu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li p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li r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li tem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ma c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c pyre py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c pyre sp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i caer ca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i cap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i hen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i ja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i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i ni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i pe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i pi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i ta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ni xy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ra eu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tu co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tu corn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tu corn co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tu corn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tu mari s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tu pe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tu te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dw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na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na re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pi al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pi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pi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alpi los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alpi 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camp agg.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ca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div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fo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luzu id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luzu i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luzu r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mu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ni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pi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spic c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spic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spic sp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su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sylv sie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sylv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uzu sylv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h co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h flos cu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h flos jo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i ba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o an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o clav c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o clav mo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o clav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o euro eu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o euro m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o euro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o exa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co in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si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si nu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si pu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si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si thy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si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th hy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th sa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yth vi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ho aqu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ia bif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a mono mo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a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u das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u d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u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u sylv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v al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v mo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v neg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v pu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v sylv ma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v sylv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v sylv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lv v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rr p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rr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rs qua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tr ch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tr di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tr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tt str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ur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co cam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di fa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di lup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di mo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di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di pr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di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di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a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a ba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a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a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a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a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i al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i alti fa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i alti po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i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i d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i me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i nu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i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i offi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i t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i un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t a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t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t du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t g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t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t pi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t pu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t smi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t sp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t su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t v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t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y tr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rc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rc ov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rc p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sp ge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um at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cr lit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cr mi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cr per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cr te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li effu eff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mu gut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mu mo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bi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che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cher ch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cher qua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ge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gl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la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l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r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ru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sed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nu se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sc gig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sc sa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sc si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so or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eh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eh di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eh mu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eh tr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en er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li ar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li ca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li caer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na did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na f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ne un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nt font am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nt font f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nt font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nt font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ru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oru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usc arme au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usc bo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usc co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usc neg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usc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usc te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ute ad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ag per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arve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decu de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decu k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dec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decu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di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l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palu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ramo ra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reh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scor sc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sp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st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os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ri al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ri ge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ri sp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ri v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rr od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ja mari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ja mari m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ja mar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ja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rc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rc in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rc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rc poë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rc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rc ra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rd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st m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st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st st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ot ni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ot trid tri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ot us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pe ca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pe faa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pe nud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pe ra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sl p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ca phy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co la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co r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co sa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ge arve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ge da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ge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gr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gr nigr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gr rh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gr sti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gr wid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gr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ite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occ brac b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occ brac h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occ caer ca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occ c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occ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occ rotu ro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one pull pu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uph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uph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ymp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ymp ca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ymp pe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don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don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don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a a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a f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a pi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a si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ac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bien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bi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ca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c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co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de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dep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f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glaz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ho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oak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pa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pu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pyc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r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su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no sub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mph sc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mph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ob aren a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ob mont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ob vi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on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on pu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on repe p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on spin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on spin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on spin sp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op ac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os vi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phi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phr ap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phr ho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phr in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phr sph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ch masc sp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ch m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ch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ch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ch si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ch spi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ch tri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ch ustu ae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ch ust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ch ustu us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eo d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ig maj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ig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la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ni di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ni ko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ni umbe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ni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ni um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ni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arte ca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car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co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e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f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g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lu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p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rapu ge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ret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reti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reti re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sa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ob te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th se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tho amo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tho si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al ace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al co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al d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al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r dig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ca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camp ca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camp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camp ti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hall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hall h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hall ko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hall ve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lap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pi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t tri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ch m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ch te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ed bo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ed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eo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ni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ni di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ni h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ni la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ni mili ag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ni mili m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ni mili ru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ni ri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alp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alpi se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ar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b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c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dubi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dubi con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dubi d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dub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pi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rho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somn se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pa somn som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a ma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a l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i jud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i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i qua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n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o ka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t in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t qu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t t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st sati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ul t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ac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asp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el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fo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k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oe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palu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po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re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rose ro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rost ca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rost ta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scep ca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sylv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t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di v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lt al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nn alo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pl po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a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amp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b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hyd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lapa bri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lapa la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lapa mes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lapa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ma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mi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or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s vi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ta al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ta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ta pa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tr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tr pro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tr py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tr sax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tu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uc als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uc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uc ca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uc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uc ore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uc os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uc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uc v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ac t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al ar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al arun pi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al c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as co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as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ed aiz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ed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ed sp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eg co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el a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el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el ra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il co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e co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e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e nod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e ph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e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e prat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e rh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o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o ma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o ov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o p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o su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o t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ra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alke alk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alke f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op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per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ph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vi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ac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am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bet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con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glo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he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or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pe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sie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sp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spic co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t spic sp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ce ab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ce pu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cr hier hi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cr hie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cr hier sp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mp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mp an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mp majo maj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mp majo r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mp majo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mp saxi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mp saxi sax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mp sax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mp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ne t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ng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ng l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ng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nu cem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nu mug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nu nigr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nu ro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nu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nu un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pt m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pt vi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su sati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isu sati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n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n al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n a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n atra at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n la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n majo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n majo maj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n majo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n m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n me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n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t bif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t hi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t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eu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ba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bi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bul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ca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carp ca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carp sp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ce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cha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co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gl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h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l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mo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r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sti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su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a tri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e ca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ac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alpe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alp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amar b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amar el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ama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avic av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avic dep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avic ru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avic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br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ch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co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lo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maj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maj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mo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mu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od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t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v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vu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vulg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vulg oxy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vulg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pu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pu bal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pu c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pu ca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pu gi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pu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pu si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pu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pu tre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rt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rt oler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rt oler ni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rt oler ol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rt oler p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rt ole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ac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ber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co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co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f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flu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fr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gr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lu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na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ni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nod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ob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pect ba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pect pe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pect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per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p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pu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sa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sp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a t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ang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anse an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arg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au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br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ca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cl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coll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c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er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fr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h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in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inc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in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m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ne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ni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ni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no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pu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re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r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st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supi su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te vern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en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auri au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auri bal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auri hu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aur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cl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e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f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gl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h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mat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pru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ver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veri ve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×me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×d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×b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im vulg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ar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aviu avi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avi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cera ife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cera s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dom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dome d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dome in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×e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fr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la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la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ma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padu bo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padu pa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pad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pe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se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sp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un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u albi al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u alb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u albi t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u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u menz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u tu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ter aqu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cc d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i dyse dy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i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m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m k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m moll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m moll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m moll m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m ob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m offi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m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m sa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alpi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alp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alpi api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alpi sch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alp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hall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pa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prat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prat hu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prat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sty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ls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sc sc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hs alk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a co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o ch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o me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o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o ro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o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u comm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u co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u ni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u py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quer p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quer pube p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quer ro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quer r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quer ×r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di l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ac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acri ac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a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arg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auri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ba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bre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bul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ca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cir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con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c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fl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flu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gl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la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li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ped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pe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pe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ph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p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poly em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poly ll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p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pyg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re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r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sa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sc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se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se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th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tr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t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tr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u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ph rap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ph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pi p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pi rugo or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pi rugo rug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ese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ese lute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ese od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ese phy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am cat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am f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am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am saxa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eu rh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n alec al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n alec fa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n alec fre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n alec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n aris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n bo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n gl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n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n p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n se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n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od ch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od fe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od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od ×i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od ja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od p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od rose 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od t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us typ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yn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yn fu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be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be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be p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be r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be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be sp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be uvac gr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be uvac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be uvac uv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ci co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bi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ri amp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ri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ri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ri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ag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bal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ca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c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can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cani an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cani c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cani bl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cani s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c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cor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du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el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f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g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gl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ju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maj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m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mu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pe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r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rug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sp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subc li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subc ni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sty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t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vos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sa vosa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al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al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amp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ap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arg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ar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ba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ba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bay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b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bif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ca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ca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ca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ce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chlo ad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chlo chy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cl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co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de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d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e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epi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eryt chy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eryt en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fa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flex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f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frut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ga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gl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goni id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goni ll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goni or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got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gr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grac g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gre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gu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he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he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her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hi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h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id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in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kle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ku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la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lae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lam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la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le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li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liu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m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muh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ne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ob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op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e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e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e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e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e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ho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hy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i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l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re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seu ae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pseu ps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ra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riv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r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r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ru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ru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a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c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ch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ch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c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ct ru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ubs ru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ubs hie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i disc or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i disc id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i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i ca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i ve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i ra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i ru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i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i h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i gl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i t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i riv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e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i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t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u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u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ta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t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thy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ve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bu weiz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db f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db hi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db la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acet el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acet ic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acet os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acet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a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c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hyd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k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m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ni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obtu ob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obt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obtu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obtu t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pati p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p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sali tr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sa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sc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me thy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sc hy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uta gr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gi apet ape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gi apet er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gi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gi nod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gi p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gi sagi id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gi sagi ol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gi su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ap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appe ×wa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appe plus wal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au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baby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bi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br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cap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ci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daph dap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das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elea ele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foe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frag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fra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gl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hast ha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he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mi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my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×v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my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p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repe re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repe ros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rep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re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re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r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se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si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tria amy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tria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tria tr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vi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i wal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s tra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v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v gl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v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v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v prat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v sc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v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lv v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mb eb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mb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mb ra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ng mino ba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ng mino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ng mino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ng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ni eu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nv p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po ocym ocy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po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po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rr leuc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tu ho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tu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us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us di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us pyg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ad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aiz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and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aph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a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as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bi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ble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bry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bul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bu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ca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cr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cu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ge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gran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hi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hir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hoh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ho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mo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mu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mu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oppo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oppo op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p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re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rosa sp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ro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rud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sed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stel pro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stel ro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stel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tri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um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wah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xi ur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b at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b ca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b co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b luci lu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b och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b tr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n pect ve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e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o fe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o la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o mu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o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o pu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o su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o ta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o triq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l bif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l bifo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l dr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l lu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l sa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l sie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l tmo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r ho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r ra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r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le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le d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le p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le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p ca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a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au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c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he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c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hi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h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la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mont me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ro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ro nod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ro umbr ne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ro umb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ro umbr um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ro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ut al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ut ga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ut ha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ut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ca c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cu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ac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al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atra at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atra c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atra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das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hi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ru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sa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se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sto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th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du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la he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la se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li ca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mp a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mp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mp sti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mp te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mp wul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abro ab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abro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abro ti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a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ca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ca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co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do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do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er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er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herc her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in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inca ca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ja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nemo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nemo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nemo jacq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ovat ov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ru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sa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su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vi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ne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rr ti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se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se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se hip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se liba li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se os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sl ca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sl ov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sl ul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sl sadl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sl sadl sad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sl sadl ta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ta fa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ta ita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ta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ta vert la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ta vert rm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ta vir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ta viri maj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ta viri vi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eta viri we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her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bb p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cy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de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a si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acau ex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acau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aca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ba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co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co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di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dio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g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lati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l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no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nuta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nuta nu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otit hu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otit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otit oti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ru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sax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ta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vi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vulg a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vulg gl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vulg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vulg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e ×h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ly m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na alba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na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sy al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sy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sy iri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sy lo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sy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sy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sy or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sy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ium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myr per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a d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a ly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a nigr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a nigr sch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a t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a vill a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a vill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d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d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d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d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d pus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i c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i gig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i virg mi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i virg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i virg vi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nc arve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nc arv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nc arve ul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nc aspe as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nc ol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nc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ar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aria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aucu au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aucu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auc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ca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ch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d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g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pa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so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b to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g bi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rg ha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ar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ar em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ar erec er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ar erec m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ar erec neg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ar erec oo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ar erec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ar na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er arve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er arve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er m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er p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er r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in oler in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in oler ol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ir ae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ir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ir b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ir ch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ir dou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ir ja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ir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ir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ir sa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ir spi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or va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ac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ac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ac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ac byz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ac ge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ac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ac rect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ac rect re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ac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ap pi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l al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l a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l gr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l ho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l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l medi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l me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l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l negl neg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l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l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l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p in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ip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ip da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ip eri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ip pe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ip pulc p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ra alo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re amp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ucc in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ucc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wer p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albu la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ch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la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la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nova ang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novi be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offi boh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offi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sa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tub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×up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ve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ri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ge er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ge pa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na bal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na cory cor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na cory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na cory sub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na cory cl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na pa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na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a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arq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at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ba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ba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c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con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cra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cu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de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f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her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is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la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mol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p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p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qua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sc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sect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sect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sect cu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sect di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sect ery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sect f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sect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sect ru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se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ti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tr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tur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ve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ra vet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xu ba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es nu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le sp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ph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ph hele he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ph hele sa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ph hel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ph int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ph inte a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ph inte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ph inte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ph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ph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ph te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uc bo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uc ch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uc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uc scor di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uc scor on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al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al aqu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al f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al lu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al minu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al minu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al min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al simp ga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al simp si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al simp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al simp te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l lim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l palu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s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s ba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s eb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s l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s pyre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s pyre py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s pyr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s ra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s ro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s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la al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la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la coe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uj oc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uj or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uj pl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ym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ym ko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ym od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ym pa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ym prae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ym prae p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ym pra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my pulc su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ym pule pu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ym pul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ym se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ym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ili co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ili p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ili ×v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ili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fi ca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fi pu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rd max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ri arve rec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ri ja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ri l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zz alp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ag d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ag or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ag porr po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ag prat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ag prat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ag prat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ag ra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ap na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au glo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c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c cesp ce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e eu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alex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au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ba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ca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d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frag fra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hyb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hybr ele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hybr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inca in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medi me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mont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och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pa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prat ni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prat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prat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prat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repe re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res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r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spa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f su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g ca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g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g p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n gl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p ino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s al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s di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s flav f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s spic ov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t ae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t di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t mo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t ri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t sp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t tu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ol eu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op maj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sug ca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sug he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uli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uli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urg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urr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uss far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yph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yph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yph lax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yph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yph sh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lmu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lmu la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lmu mino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rti dioc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rti dioi dio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rti dioi s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rti pi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rti ur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tri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tri bre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tri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tri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tri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cc angu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cc ga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cc hi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cc cor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cc m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cc my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cc oxy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cc ul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cc vi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c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celt no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d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dioi dio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el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lo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offi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offi sam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off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offi te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ph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ri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su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ale tri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nt d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a albu al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a albu lo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a alb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a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b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bo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b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chai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de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ly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ph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pho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sp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b tha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ag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anag id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anag ti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aph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be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bell be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ca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cham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cham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cham cha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cham mi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d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f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frut ca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frut ic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g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hede he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hede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m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o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op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or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p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pe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po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p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pr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sc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sch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sc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serp 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serp h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serp se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sp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sp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sub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te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tr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tri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ur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v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ero vi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bu bud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bu la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bu op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bu rhy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angu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angu se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ang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ar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ca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c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crac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du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er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fa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lat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orob id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orob 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pann pa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pann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pi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s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se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sy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te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t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ci vi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nc hir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nc maj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nc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alba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alba alb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alba vio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alba sco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arv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arve ar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arve meg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bi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cani c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cani rup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cani sch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can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c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e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hi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mi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od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py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re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ri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ru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sta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su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tric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tric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tric t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ul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×a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×b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×wi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×s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ol ×um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sc al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sc laxu ab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sc laxu lax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sc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ti ri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iti vini v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ulp bro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ulp my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ulp un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wald t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weig hy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will stip sti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wolf arr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wood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wood il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ant ita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ant ri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ant sa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ant sp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ant str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era an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yucc fi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zann palu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zann palu pe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zann pal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zea may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zinn ele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nde va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gu fra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lo es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zame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cy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nae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cro ge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gon t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ec och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llo mad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an pu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ap bry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ap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rth ra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ci ar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ci glo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ci ro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ci r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ci s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eo ruf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na ch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at epix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li ac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li lo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ili sabu sa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od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o bi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o fu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o imp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o nad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o sub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o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el g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el sc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el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a ef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a re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a xa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i de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i vi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o am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o ce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o ceri mu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o he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o si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o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o st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o xa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o ti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ta ci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te ce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te mo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te oli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tr acu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tr e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tr isla is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tr mu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e chr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e fe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e fur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ae t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ry ca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ry ch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am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arbu mi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arb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arbu s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be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ca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ce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ch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co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co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con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cerv v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cris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di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ec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fim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furc fur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g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ma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maci ma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mac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macr era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macr od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no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phy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pl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po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pyx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ra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rang rm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squa s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su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sul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sy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unc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ad unci un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ll fl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ll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ll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ll tena te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rm min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rm mini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rm mini c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rm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ba bae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me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me pi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l gyp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l mu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ver pr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lav ca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lav cu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lav ni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ulg brac b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lug brac def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rap sc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yal tr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afe disc di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te sp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c sca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o bit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o f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o phy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o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o tu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o vit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tr rev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msh al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alb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asa p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ar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ca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ca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ch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epib epi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ex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in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ph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poly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pu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s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s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sy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thy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a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i de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i ny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i wul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l ach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l el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cl fla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r eb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r inc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r jack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r lo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r ri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r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t cy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t ge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t lich li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t sa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t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ch hud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ba amp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ba pul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xo cis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xo e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ga ve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h ex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h ex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x fuli gla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lx su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ne t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ca lign lig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ca me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ca mis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iri nigr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bl a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bl sa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co epix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co hyp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co sa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ph be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ph p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orm ac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orm p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chr alb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chr and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chr arb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chr in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chr tu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chr ups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peg niv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peg ruf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peg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peg vi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peg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la tri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m lox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m omph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m omph omp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m opmp pi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li pa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li t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nn co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op am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op hy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m sa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m s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tr cr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lt aph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lt ca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lt c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lt ho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lt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lt p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lt ruf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d fu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t al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t am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t bry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t co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t co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t ge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t glo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t lei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t leu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t p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rt so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ae enp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ae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ae nim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ly ar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c pe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ad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aip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dub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dubi d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dubi in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dubi t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va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musc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musc mus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musc baye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caes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caes ca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caes rh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caes v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st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ys te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l ic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t gl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ot te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u furf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u furf fur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v furf ce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v furf fur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or de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og st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unc sub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no so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e la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e ni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ma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ma f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z geog geo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z la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z re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omu lu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no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re re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lo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o bisp bi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o bisp ma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o bisp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o bisp sub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o c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o sac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o sp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lo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fra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qua ca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qam la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qua gyp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r alpi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r alpi er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r alp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ri st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am verm ve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l me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el le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la mu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ni op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ni se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ni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op flex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uop chl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nde li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mbi cyl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mbi cyli cy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mbi cyli de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mbi cyli to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mbi hir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sne f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sne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sne su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ulp pi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ulp tub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ant de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ant st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ant con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ant eleg ele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ant p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ant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ant so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ylo pa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xylo vi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esc cy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esh gr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esh is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ax im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pr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y vi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en pu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d ae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rd bol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nal cyt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ryt naj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omp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sch ele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st sp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st vi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be dep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be qua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yc for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the ca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t pe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rr ny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oma me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fu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sa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mp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bie abi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bie abie hy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bie abie abi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bl sub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bl se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bl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mph mou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as mi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eu pi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oe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om at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om vi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nth j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tri un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aula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ba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hat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kunz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ly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spec e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c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re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ri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b u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rt ith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a po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azz tr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lep tric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lep tric br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lep tric t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lin ac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ve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al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ci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glar gl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pop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riv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ru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sa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ac to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o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ar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capi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eleg fer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mo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pall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pseu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pseu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pseu bim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schl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schl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schl sch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tur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u we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cu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gig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l cu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y azu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ly sp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chr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ca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h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st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flex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g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py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mp subu sch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ata ni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bi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ma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co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ozia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el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ella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ple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ph r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era pur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il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hil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r cra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r p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irr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lim de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ono co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rat f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ten moll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ten moll m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cyno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sm ce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esm lati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h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h pell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h pe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ce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he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va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de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bonj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bre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el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flex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fu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sco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spa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un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cr vi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dy as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dy f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dy gig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dy ri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dy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l al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pl tax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st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st inc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tr flex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tr g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tr he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tr li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itr pu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ep ad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drep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nca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nca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nca rh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nca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nca st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nca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nto co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cl ve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rh pulc pra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rh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eurh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ss ad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ss dub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ss pu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ss osm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ss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iss tax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ul di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ul fra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rul ta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funa hy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rim fun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rim ha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rim pul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rim se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rim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rim t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ymn infl in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gymn aer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dw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arp flo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rz se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ete di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ma tr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ma lu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ma phi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ma se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ma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ook luc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gr lu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lo py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lo spl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me recu re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and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bam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c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cup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cupr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cupr cup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nu cupr subj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li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jut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pall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pall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pall r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pr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rev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hypn va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sop pulc ni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sop pulc p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sot alo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isot myos my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g at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g conf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g hy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g le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g obo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g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jung gra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iae bly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iae st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urz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kurz pau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io ba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io ba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io c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io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je ca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pi rep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sk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gla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ju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euc sci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ph bi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pc he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ph min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ph ex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ph bi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ph ob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ph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ph su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ph v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oph wenz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nn tri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rc poly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rc poly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rs fu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ars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es uli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tz conj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etz fur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niu ho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niu lyc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niu ma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niu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niu sp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niu ste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niu tho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li ano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ur jul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myur te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rd geo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ck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ck pen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eck pu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owe cu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don sp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don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nco vi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th int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th ruf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th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th lye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th ob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th p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th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th spec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rth st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m inc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xyr hian hi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lu comm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lu comm co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lu comm fa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lu comm s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lu de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a ene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ara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ll en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ll epi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ell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il ca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il f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il se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il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hil t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dem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asp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po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a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cu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el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me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ro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nium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nium un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oe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cav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d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laet se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p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ruth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cium un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g cium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t ju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t re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at ri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eu s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leu sch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go ur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hl cru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hl dr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hl fi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hl nuta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hl nuta nut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hl nuta sch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hl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hl wahl wah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al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com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fo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jun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lo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pe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p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sex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s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ly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re cor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ore p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ei qua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rei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u inc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u ne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u rad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seu ca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ter fil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ter fili maj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til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til pu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til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tyc pl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pyla poly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co aci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co aff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co a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co cane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co cane ca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co elo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co he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co lan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co su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du co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cc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z mag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z pun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iz pse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od rose 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yn m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yt lo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yt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yt s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yt triq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hyt rug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icc c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ani unc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p aeq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p asp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p curt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p cu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p irr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p irri ir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p irri ruf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p nem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p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p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ap und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i apo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i apoc agg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i atr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i brun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i brun br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i brun g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i riv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hi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u plu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u ref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iu st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le pur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co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rev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cor sco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ang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au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aus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c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ce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co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c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cu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fa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fim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flex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fus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gir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inu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lind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mag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maj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mol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obt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palu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pap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p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qu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rip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rub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ru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sect acu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sect cus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sect rig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sect sp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sect s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sect sub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squ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sub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sub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ten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ter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ha war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pla sph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g lati sla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g lati lat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eg lati pi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tra st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nt cal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nt m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nt no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synt rur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xi wis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yl ser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ayl lin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etr mni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ui ass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ui de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ui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hui tam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imm norv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me nit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rt bamb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rt fra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rt incl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rt spec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ort tor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c tom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c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c vi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t pol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trit qui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lot cri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lot coar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voit niv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warn exan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warn flu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warn sar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warn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weis cont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weis spec ies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ryo unde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nde bry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bufo bufo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liso vulg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natri natri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a dalm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rana temp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unde alga</text:p>
          </table:table-cell>
          <table:table-cell table:number-columns-repeated="1023"/>
        </table:table-row>
        <table:table-row table:style-name="ro3">
          <table:table-cell table:style-name="Default" office:value-type="string" calcext:value-type="string">
            <text:p>oedo spec ies</text:p>
          </table:table-cell>
          <table:table-cell table:number-columns-repeated="1023"/>
        </table:table-row>
        <table:table-row table:style-name="ro3" table:number-rows-repeated="104385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abbr" table:target-range-address="taxonomy.A1:taxonomy.A4718" table:contains-header="false" table:orientation="column"/>
        <table:database-range table:name="__Anonymous_Sheet_DB__1" table:target-range-address="taxonomy.A1:taxonomy.A44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A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6">00.00.0000</text:date>, <text:time style:data-style-name="N2" text:time-value="20:41:51.66089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11:55:33</meta:creation-date>
    <dc:date>2015-06-06T22:59:49.892824000</dc:date>
    <meta:editing-duration>PT13H26M27S</meta:editing-duration>
    <meta:editing-cycles>101</meta:editing-cycles>
    <meta:generator>LibreOffice/4.4.0.3$MacOSX_X86_64 LibreOffice_project/de093506bcdc5fafd9023ee680b8c60e3e0645d7</meta:generator>
    <dc:creator>Roland Kaiser</dc:creator>
    <meta:document-statistic meta:table-count="2" meta:cell-count="11657" meta:object-count="0"/>
  </office:meta>
</office:document-meta>
</file>

<file path=Basic/Standard/layers.xml><?xml version="1.0" encoding="utf-8"?>
<!DOCTYPE module  PUBLIC '-//OpenOffice.org//DTD OfficeDocument 1.0//EN'  'module.dtd'>
<script:module xmlns:script="http://openoffice.org/2000/script" script:name="layers" script:language="StarBasic">REM  *****  BASIC  *****


sub hlsl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h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Up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
end sub


sub hltl1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sub hlsl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Right", "", 0, args10())


end sub

sub hl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sl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1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0) as new com.sun.star.beans.PropertyValue
args7(0).Name = "StringName"
args7(0).Value = "tl2"

dispatcher.executeDispatch(document, ".uno:EnterString", "", 0, args7())

rem ----------------------------------------------------------------------
dispatcher.executeDispatch(document, ".uno:JumpToNextCell", "", 0, Array())

rem ----------------------------------------------------------------------
dim args9(1) as new com.sun.star.beans.PropertyValue
args9(0).Name = "By"
args9(0).Value = 1
args9(1).Name = "Sel"
args9(1).Value = false

dispatcher.executeDispatch(document, ".uno:GoRight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rem ----------------------------------------------------------------------
dim args11(1) as new com.sun.star.beans.PropertyValue
args11(0).Name = "By"
args11(0).Value = 1
args11(1).Name = "Sel"
args11(1).Value = false

dispatcher.executeDispatch(document, ".uno:GoUp", "", 0, args11())

rem ----------------------------------------------------------------------
dim args12(1) as new com.sun.star.beans.PropertyValue
args12(0).Name = "By"
args12(0).Value = 1
args12(1).Name = "Sel"
args12(1).Value = false

dispatcher.executeDispatch(document, ".uno:GoUp", "", 0, args12())

rem ----------------------------------------------------------------------
dim args13(1) as new com.sun.star.beans.PropertyValue
args13(0).Name = "By"
args13(0).Value = 1
args13(1).Name = "Sel"
args13(1).Value = false

dispatcher.executeDispatch(document, ".uno:GoUp", "", 0, args13())


end sub


sub 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tl1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2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1) as new com.sun.star.beans.PropertyValue
args5(0).Name = "By"
args5(0).Value = 1
args5(1).Name = "Sel"
args5(1).Value = false

dispatcher.executeDispatch(document, ".uno:GoRight", "", 0, args5())

rem ----------------------------------------------------------------------
dim args6(1) as new com.sun.star.beans.PropertyValue
args6(0).Name = "By"
args6(0).Value = 1
args6(1).Name = "Sel"
args6(1).Value = false

dispatcher.executeDispatch(document, ".uno:GoUp", "", 0, args6())

rem ----------------------------------------------------------------------
dim args7(1) as new com.sun.star.beans.PropertyValue
args7(0).Name = "By"
args7(0).Value = 1
args7(1).Name = "Sel"
args7(1).Value = false

dispatcher.executeDispatch(document, ".uno:GoUp", "", 0, args7())


end sub


sub h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h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

sub sltl1tl2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StringName"
args1(0).Value = "sl"

dispatcher.executeDispatch(document, ".uno:EnterString", "", 0, args1())

rem ----------------------------------------------------------------------
dispatcher.executeDispatch(document, ".uno:JumpToNextCell", "", 0, Array())

rem ----------------------------------------------------------------------
dim args3(0) as new com.sun.star.beans.PropertyValue
args3(0).Name = "StringName"
args3(0).Value = "tl1"

dispatcher.executeDispatch(document, ".uno:EnterString", "", 0, args3())

rem ----------------------------------------------------------------------
dispatcher.executeDispatch(document, ".uno:JumpToNextCell", "", 0, Array())

rem ----------------------------------------------------------------------
dim args5(0) as new com.sun.star.beans.PropertyValue
args5(0).Name = "StringName"
args5(0).Value = "tl2"

dispatcher.executeDispatch(document, ".uno:EnterString", "", 0, args5())

rem ----------------------------------------------------------------------
dispatcher.executeDispatch(document, ".uno:JumpToNextCell", "", 0, Array())

rem ----------------------------------------------------------------------
dim args7(1) as new com.sun.star.beans.PropertyValue
args7(0).Name = "By"
args7(0).Value = 1
args7(1).Name = "Sel"
args7(1).Value = false

dispatcher.executeDispatch(document, ".uno:GoRight", "", 0, args7())

rem ----------------------------------------------------------------------
dim args8(1) as new com.sun.star.beans.PropertyValue
args8(0).Name = "By"
args8(0).Value = 1
args8(1).Name = "Sel"
args8(1).Value = false

dispatcher.executeDispatch(document, ".uno:GoUp", "", 0, args8())

rem ----------------------------------------------------------------------
dim args9(1) as new com.sun.star.beans.PropertyValue
args9(0).Name = "By"
args9(0).Value = 1
args9(1).Name = "Sel"
args9(1).Value = false

dispatcher.executeDispatch(document, ".uno:GoUp", "", 0, args9())

rem ----------------------------------------------------------------------
dim args10(1) as new com.sun.star.beans.PropertyValue
args10(0).Name = "By"
args10(0).Value = 1
args10(1).Name = "Sel"
args10(1).Value = false

dispatcher.executeDispatch(document, ".uno:GoUp", "", 0, args10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layer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